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24-01-11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22-09-12 0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22-01-24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21-03-03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20-10-0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20-01-27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9-09-11 0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9-02-1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8-09-20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8-05-09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8-01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7-10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7-05-05 0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7-02-01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6-09-29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6-05-1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6-01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5-10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5-05-18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5-01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4-09-0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4-02-26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228</text:p>
          </table:table-cell>
          <table:table-cell office:value-type="string" calcext:value-type="string">
            <text:p>GARWELL-027</text:p>
          </table:table-cell>
          <table:table-cell office:value-type="string" calcext:value-type="string">
            <text:p>2013-11-0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